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ntest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ut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eautifu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%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45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00*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100%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2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95%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te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te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20*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—*</text:p>
          </table:table-cell>
          <table:table-cell office:value-type="string" calcext:value-type="string">
            <text:p>100%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4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75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ev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—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ev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—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ev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2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*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0%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ev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90%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u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oug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*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ough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*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30*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ev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90%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u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8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*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ute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100%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riple Kic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6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eautiful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u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eint Attac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%*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2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75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u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*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eautifu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ragon Breath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Vital Throw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20*</text:p>
          </table:table-cell>
          <table:table-cell office:value-type="string" calcext:value-type="string">
            <text:p>100%*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5*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ut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melling Salt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eautifu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*</text:p>
          </table:table-cell>
          <table:table-cell office:value-type="string" calcext:value-type="string">
            <text:p>90%*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*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60*</text:p>
          </table:table-cell>
          <table:table-cell office:value-type="string" calcext:value-type="string">
            <text:p>95%*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20*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*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eautifu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ough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lev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6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%*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o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autifu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</table:table>
      <table:named-expressions/>
      <table:database-ranges>
        <table:database-range table:name="__Anonymous_Sheet_DB__0" table:target-range-address="Sheet1.A1:Sheet1.I3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9:51:49.052000000</meta:creation-date>
    <dc:date>2019-06-14T12:32:35.362000000</dc:date>
    <meta:editing-duration>P2DT1H39M7S</meta:editing-duration>
    <meta:editing-cycles>1</meta:editing-cycles>
    <meta:document-statistic meta:table-count="1" meta:cell-count="1314" meta:object-count="0"/>
    <meta:generator>LibreOffice/6.1.3.2$Windows_X86_64 LibreOffice_project/86daf60bf00efa86ad547e59e09d6bb77c699acb</meta:generator>
  </office:meta>
</office:document-meta>
</file>